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text-properties style:font-name="Courier New"/>
    </style:style>
    <style:style style:name="P2" style:family="paragraph">
      <loext:graphic-properties draw:fill="none"/>
      <style:text-properties style:font-name="Courier New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Courier New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464cm" svg:height="0.963cm" svg:x="0.309cm" svg:y="2.031cm">
          <draw:text-box>
            <text:p text:style-name="P1"><text:span text:style-name="T1">http://server:port/mywebapp/resources/users/matt</text:span></text:p>
          </draw:text-box>
        </draw:frame>
        <draw:line draw:style-name="gr2" draw:text-style-name="P3" draw:layer="layout" svg:x1="6.7cm" svg:y1="2.6cm" svg:x2="3.1cm" svg:y2="5cm">
          <text:p/>
        </draw:line>
        <draw:frame draw:style-name="gr3" draw:text-style-name="P4" draw:layer="layout" svg:width="5.3cm" svg:height="2.384cm" svg:x="0.6cm" svg:y="4.9cm">
          <draw:text-box>
            <text:p>Web application context</text:p>
          </draw:text-box>
        </draw:frame>
        <draw:line draw:style-name="gr4" draw:text-style-name="P3" draw:layer="layout" svg:x1="9.2cm" svg:y1="2.7cm" svg:x2="4.7cm" svg:y2="7.4cm">
          <text:p/>
        </draw:line>
        <draw:frame draw:style-name="gr5" draw:text-style-name="P4" draw:layer="layout" svg:width="4.5cm" svg:height="1.7cm" svg:x="1.8cm" svg:y="7.5cm">
          <draw:text-box>
            <text:p>Resource tree</text:p>
          </draw:text-box>
        </draw:frame>
        <draw:line draw:style-name="gr4" draw:text-style-name="P3" draw:layer="layout" svg:x1="11.6cm" svg:y1="2.6cm" svg:x2="9.9cm" svg:y2="5.9cm">
          <text:p/>
        </draw:line>
        <draw:frame draw:style-name="gr6" draw:text-style-name="P4" draw:layer="layout" svg:width="3.7cm" svg:height="1.9cm" svg:x="7.9cm" svg:y="6.1cm">
          <draw:text-box>
            <text:p>Resource collection</text:p>
          </draw:text-box>
        </draw:frame>
        <draw:line draw:style-name="gr4" draw:text-style-name="P3" draw:layer="layout" svg:x1="13.2cm" svg:y1="2.6cm" svg:x2="11cm" svg:y2="9.1cm">
          <text:p/>
        </draw:line>
        <draw:frame draw:style-name="gr7" draw:text-style-name="P4" draw:layer="layout" svg:width="7.1cm" svg:height="1.8cm" svg:x="7.7cm" svg:y="9.1cm">
          <draw:text-box>
            <text:p>Specific resource in a coll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13T08:10:09.953000000</dc:date>
    <meta:editing-duration>PT10M58S</meta:editing-duration>
    <meta:editing-cycles>3</meta:editing-cycles>
    <meta:generator>LibreOffice/5.1.2.2$Windows_x86 LibreOffice_project/d3bf12ecb743fc0d20e0be0c58ca359301eb705f</meta:generator>
    <meta:document-statistic meta:object-count="9"/>
  </office:meta>
</office:document-meta>
</file>